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Verdana, Geneva, sans-serif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color="#5e5e5e"/>
    </style:style>
    <style:style style:name="P2" style:family="paragraph" style:parent-style-name="Text_20_body">
      <style:text-properties fo:color="#000000" style:font-name="inheri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222222" style:font-name="Open Sans" fo:font-size="12pt" fo:letter-spacing="normal" fo:font-style="normal" fo:font-weight="normal" loext:padding="0cm" loext:border="none"/>
    </style:style>
    <style:style style:name="P4" style:family="paragraph" style:parent-style-name="Heading_20_3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474747" style:font-name="Open Sans" fo:font-style="normal" fo:font-weight="bold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font-name="Open Sans" fo:font-size="12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.397cm" fo:margin-right="0cm" fo:margin-top="0cm" fo:margin-bottom="0cm" loext:contextual-spacing="false" fo:text-indent="0cm" style:auto-text-indent="false"/>
      <style:text-properties fo:font-variant="normal" fo:text-transform="none" fo:color="#222222" fo:letter-spacing="normal" loext:padding="0cm" loext:border="none"/>
    </style:style>
    <style:style style:name="P8" style:family="paragraph" style:parent-style-name="Text_20_body">
      <style:paragraph-properties fo:margin-top="0.529cm" fo:margin-bottom="0.397cm" loext:contextual-spacing="false" fo:text-align="end" style:justify-single-word="false"/>
      <style:text-properties fo:font-variant="normal" fo:text-transform="none" fo:color="#222222" style:font-name="inherit" fo:letter-spacing="normal" loext:padding="0cm" loext:border="none"/>
    </style:style>
    <style:style style:name="P9" style:family="paragraph" style:parent-style-name="Text_20_body">
      <style:paragraph-properties fo:margin-top="0.529cm" fo:margin-bottom="0.397cm" loext:contextual-spacing="false"/>
      <style:text-properties fo:font-variant="normal" fo:text-transform="none" fo:color="#222222" style:font-name="inherit" fo:font-size="12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top="0.265cm" fo:margin-bottom="0.397cm" loext:contextual-spacing="false"/>
      <style:text-properties fo:color="#5e5e5e"/>
    </style:style>
    <style:style style:name="P11" style:family="paragraph" style:parent-style-name="Text_20_body">
      <style:text-properties fo:color="#5e5e5e"/>
    </style:style>
    <style:style style:name="P12" style:family="paragraph" style:parent-style-name="Heading_20_3">
      <style:text-properties fo:font-variant="normal" fo:text-transform="none" fo:color="#474747" style:font-name="Open Sans" fo:font-style="normal" fo:font-weight="bold"/>
    </style:style>
    <style:style style:name="P13" style:family="paragraph" style:parent-style-name="Heading_20_3">
      <style:text-properties fo:font-variant="normal" fo:text-transform="none" fo:color="#474747" style:font-name="Open Sans" fo:font-style="normal" fo:font-weight="bold" officeooo:paragraph-rsid="001819db"/>
    </style:style>
    <style:style style:name="P14" style:family="paragraph" style:parent-style-name="Heading_20_3">
      <style:text-properties fo:font-variant="normal" fo:text-transform="none" fo:color="#474747" style:font-name="Open Sans" fo:font-style="normal" fo:font-weight="bold" officeooo:rsid="001819db" officeooo:paragraph-rsid="001819db"/>
    </style:style>
    <style:style style:name="T1" style:family="text">
      <style:text-properties officeooo:rsid="001819d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Supongamos que está creando una aplicación que tiene 2 colecciones: estudiantes y cursos. Un curso puede tener muchos estudiantes, y un estudiante puede tomar hasta 6 cursos. Cada curso tiene un número de curso único, como CS-101, y cada estudiante puede tomar cada curso como máximo una vez.</text:h>
      <text:h text:style-name="P12" text:outline-level="3">Tarea 2.1</text:h>
      <text:section text:style-name="Sect1" text:name="problem_be7b349884ea4760a1144a0d22076321">
        <text:section text:style-name="Sect1" text:name="block-v1:MongoDBx+M101x+2T2016+type@problem+block@be7b349884ea4760a1144a0d22076321-problem-progress">
          <text:p text:style-name="P1">1 punto posible (graduada)</text:p>
        </text:section>
        <text:p text:style-name="P3">Teniendo en cuenta el principio de la "tienda de lo que se consulta para," ¿cuál de las siguientes sería la mejor opción para el campo _id de la colección de los cursos?</text:p>
        <text:section text:style-name="Sect1" text:name="inputtype_be7b349884ea4760a1144a0d22076321_2_1">
          <text:p text:style-name="P5">Un objeto MongoDB Identificación</text:p>
          <text:p text:style-name="P6">El número de curso, por ejemplo CS-101</text:p>
          <text:p text:style-name="P6">Un entero incrementa automáticamente-</text:p>
          <text:p text:style-name="P7"><draw:frame draw:style-name="fr1" draw:name="Frame1" text:anchor-type="char" svg:width="0.041cm" draw:z-index="0"><draw:text-box fo:min-height="0.041cm"><text:p text:style-name="P2">sin respuesta</text:p></draw:text-box></draw:frame><text:bookmark text:name="status_be7b349884ea4760a1144a0d22076321_2_1"/><text:bookmark text:name="answer_be7b349884ea4760a1144a0d22076321_2_1"/></text:p>
        </text:section>
        <text:p text:style-name="P8">GUARDAR<draw:frame draw:style-name="fr1" draw:name="Frame2" text:anchor-type="char" svg:width="0.041cm" draw:z-index="1"><draw:text-box fo:min-height="0.041cm"><text:p text:style-name="P2">Guarde Su Respuesta</text:p></draw:text-box></draw:frame></text:p>
        <text:p text:style-name="P9">Enviar<draw:frame draw:style-name="fr1" draw:name="Frame3" text:anchor-type="char" svg:width="0.041cm" draw:z-index="2"><draw:text-box fo:min-height="0.041cm"><text:p text:style-name="P2">Envía Tu Respuesta</text:p></draw:text-box></draw:frame></text:p>
        <text:section text:style-name="Sect1" text:name="submission_feedback_be7b349884ea4760a1144a0d22076321">
          <text:p text:style-name="P10">Ha utilizado 0 de 1 intento</text:p>
        </text:section>
      </text:section>
      <text:section text:style-name="Sect1" text:name="problem_0343e36b347c4ab09114239e96c501e9">
        <text:h text:style-name="P4" text:outline-level="3"><text:bookmark text:name="0343e36b347c4ab09114239e96c501e9-problem-title"/>Tarea 2.2</text:h>
        <text:section text:style-name="Sect1" text:name="block-v1:MongoDBx+M101x+2T2016+type@problem+block@0343e36b347c4ab09114239e96c501e9-problem-progress">
          <text:p text:style-name="P1">1 punto posible (graduada)</text:p>
        </text:section>
        <text:p text:style-name="P3">Los estudiantes y los cursos tienen una relación de muchos a muchos. Teniendo en cuenta el principio de mínima cardinalidad, cuál de las siguientes sería la mejor manera de almacenar esta relación de muchos a muchos?</text:p>
        <text:section text:style-name="Sect1" text:name="inputtype_0343e36b347c4ab09114239e96c501e9_2_1">
          <text:p text:style-name="P5">Los cursos deben contener una matriz de ID se refieren a los estudiantes que toman el curso.</text:p>
          <text:p text:style-name="P6">Los cursos deben incorporar una serie de documentos de los estudiantes que representan a todos los estudiantes que toman el curso.</text:p>
          <text:p text:style-name="P6">Los estudiantes deben contener una matriz de números curso se refieren a los cursos que un estudiante está tomando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Verdana, Geneva, sans-serif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23:07:28.457353335</meta:creation-date>
    <meta:editing-duration>PT1M58S</meta:editing-duration>
    <meta:editing-cycles>2</meta:editing-cycles>
    <meta:generator>LibreOffice/5.1.6.2.0$Linux_X86_64 LibreOffice_project/10$Build-2</meta:generator>
    <dc:date>2016-12-27T23:09:25.499205126</dc:date>
    <meta:document-statistic meta:table-count="0" meta:image-count="0" meta:object-count="0" meta:page-count="1" meta:paragraph-count="19" meta:word-count="216" meta:character-count="1281" meta:non-whitespace-character-count="1084"/>
  </office:meta>
</office:document-meta>
</file>